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ro1" style:family="table-row">
      <style:table-row-properties style:row-height="28.35pt" fo:break-before="auto" style:use-optimal-row-height="false"/>
    </style:style>
    <style:style style:name="ta1" style:family="table" style:master-page-name="PageStyle_5f_staggered_5f_gri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3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0.74pt solid #000000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dotted #000000"/>
    </style:style>
    <style:style style:name="ce5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0.74pt solid #000000"/>
    </style:style>
    <style:style style:name="ce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dotted #000000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0.74pt dotted #000000" style:rotation-align="none" fo:border-top="0.74pt solid #000000"/>
    </style:style>
    <style:style style:name="ce38" style:family="table-cell" style:parent-style-name="Default">
      <style:table-cell-properties fo:border-bottom="none" style:diagonal-bl-tr="none" style:diagonal-tl-br="none" fo:border-left="1.76pt dashed #00381f" fo:border-right="0.74pt dotted #000000" style:rotation-align="none" fo:border-top="1.76pt dashed #00381f"/>
    </style:style>
    <style:style style:name="ce39" style:family="table-cell" style:parent-style-name="Default">
      <style:table-cell-properties fo:border-bottom="1.76pt dashed #00381f" style:diagonal-bl-tr="none" style:diagonal-tl-br="none" fo:border-left="1.76pt dashed #00381f" fo:border-right="none" style:rotation-align="none" fo:border-top="1.76pt solid #c00000"/>
    </style:style>
    <style:style style:name="ce11" style:family="table-cell" style:parent-style-name="Default">
      <style:table-cell-properties fo:border-bottom="1.76pt solid #c00000" style:diagonal-bl-tr="none" style:diagonal-tl-br="none" fo:border-left="1.76pt solid #c00000" fo:border-right="none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0.74pt dotted #000000" style:rotation-align="none" fo:border-top="none"/>
    </style:style>
    <style:style style:name="ce13" style:family="table-cell" style:parent-style-name="Default">
      <style:table-cell-properties fo:border-bottom="0.74pt solid #000000" style:diagonal-bl-tr="none" style:diagonal-tl-br="none" fo:border-left="0.74pt dotted #000000" fo:border-right="0.74pt solid #000000" style:rotation-align="none" fo:border-top="none"/>
    </style:style>
    <style:style style:name="ce14" style:family="table-cell" style:parent-style-name="Default">
      <style:table-cell-properties fo:border-bottom="none" style:diagonal-bl-tr="none" style:diagonal-tl-br="none" fo:border-left="0.74pt dotted #000000" fo:border-right="0.74pt solid #000000" style:rotation-align="none" fo:border-top="0.74pt solid #000000"/>
    </style:style>
    <style:style style:name="ce44" style:family="table-cell" style:parent-style-name="Default">
      <style:table-cell-properties fo:border-bottom="none" style:diagonal-bl-tr="none" style:diagonal-tl-br="none" fo:border-left="0.74pt dotted #000000" fo:border-right="1.76pt dashed #00381f" style:rotation-align="none" fo:border-top="1.76pt dashed #00381f"/>
    </style:style>
    <style:style style:name="ce45" style:family="table-cell" style:parent-style-name="Default">
      <style:table-cell-properties fo:border-bottom="1.76pt dashed #00381f" style:diagonal-bl-tr="none" style:diagonal-tl-br="none" fo:border-left="1.76pt dashed #491d74" fo:border-right="1.76pt dashed #00381f" style:rotation-align="none" fo:border-top="1.76pt dashed #491d74"/>
    </style:style>
    <style:style style:name="ce46" style:family="table-cell" style:parent-style-name="Default">
      <style:table-cell-properties fo:border-bottom="1.76pt dashed #491d74" style:diagonal-bl-tr="none" style:diagonal-tl-br="none" fo:border-left="1.76pt dashed #491d74" fo:border-right="1.76pt solid #c00000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order-left="0.74pt dotted #000000" fo:border-right="0.74pt solid #000000" style:rotation-align="none" fo:border-top="none"/>
    </style:style>
    <style:style style:name="ce19" style:family="table-cell" style:parent-style-name="Default">
      <style:table-cell-properties fo:border-bottom="0.74pt dotted #000000" style:diagonal-bl-tr="none" style:diagonal-tl-br="none" fo:border-left="0.74pt solid #000000" fo:border-right="0.74pt dotted #000000" style:rotation-align="none" fo:border-top="0.74pt solid #000000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</style:style>
    <style:style style:name="ce50" style:family="table-cell" style:parent-style-name="Default">
      <style:table-cell-properties fo:border-bottom="0.74pt dotted #000000" style:diagonal-bl-tr="none" style:diagonal-tl-br="none" fo:border-left="none" fo:border-right="1.76pt dashed #491d74" style:rotation-align="none" fo:border-top="1.76pt dashed #491d74"/>
    </style:style>
    <style:style style:name="ce51" style:family="table-cell" style:parent-style-name="Default">
      <style:table-cell-properties fo:border-bottom="1.76pt dashed #491d74" style:diagonal-bl-tr="none" style:diagonal-tl-br="none" fo:border-left="none" fo:border-right="1.76pt dashed #491d74" style:rotation-align="none" fo:border-top="0.74pt dotted #000000"/>
    </style:style>
    <style:style style:name="ce23" style:family="table-cell" style:parent-style-name="Default">
      <style:table-cell-properties fo:border-bottom="0.74pt dotted #000000" style:diagonal-bl-tr="none" style:diagonal-tl-br="none" fo:border-left="0.74pt dotted #000000" fo:border-right="0.74pt solid #000000" style:rotation-align="none" fo:border-top="0.74pt solid #000000"/>
    </style:style>
    <style:style style:name="ce24" style:family="table-cell" style:parent-style-name="Default">
      <style:table-cell-properties fo:border-bottom="0.74pt solid #000000" style:diagonal-bl-tr="none" style:diagonal-tl-br="none" fo:border-left="0.74pt dotted #000000" fo:border-right="0.74pt solid #000000" style:rotation-align="none" fo:border-top="0.74pt dotted #000000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dotted #000000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27" style:family="table-cell" style:parent-style-name="Default">
      <style:table-cell-properties fo:border-bottom="0.74pt dotted #000000" style:diagonal-bl-tr="none" style:diagonal-tl-br="none" fo:border-left="0.74pt solid #000000" fo:border-right="none" style:rotation-align="none" fo:border-top="0.74pt solid #000000"/>
    </style:style>
    <style:style style:name="ce2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dotted #000000"/>
    </style:style>
    <style:style style:name="ce2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gr1" style:family="graphic">
      <style:graphic-properties draw:stroke="none" svg:stroke-width="0.99pt" draw:stroke-linejoin="miter" draw:fill="none" draw:textarea-vertical-align="middle" draw:auto-grow-height="false" draw:fit-to-size="false" fo:min-height="18.51pt" fo:min-width="21.57pt" fo:padding-top="0pt" fo:padding-bottom="0pt" fo:padding-left="0pt" fo:padding-right="0pt" fo:wrap-option="wrap"/>
    </style:style>
    <style:style style:name="gr2" style:family="graphic">
      <style:graphic-properties draw:stroke="none" svg:stroke-width="0.99pt" draw:stroke-linejoin="miter" draw:fill="none" draw:textarea-vertical-align="middle" draw:auto-grow-height="false" draw:fit-to-size="false" fo:min-height="10.06pt" fo:min-width="9.5pt" fo:padding-top="0pt" fo:padding-bottom="0pt" fo:padding-left="0pt" fo:padding-right="0pt" fo:wrap-option="wrap"/>
    </style:style>
    <style:style style:name="gr3" style:family="graphic">
      <style:graphic-properties draw:stroke="solid" svg:stroke-width="2.01pt" svg:stroke-color="#00381f" draw:marker-end="msArrowEnd_20_5" draw:marker-end-width="6.04pt" draw:marker-end-center="false" draw:stroke-linejoin="miter" draw:fill="none" draw:textarea-vertical-align="top" draw:auto-grow-height="false" fo:min-height="23.16pt" fo:min-width="0pt" fo:padding-top="3.54pt" fo:padding-bottom="3.54pt" fo:padding-left="7.09pt" fo:padding-right="7.09pt" fo:wrap-option="wrap"/>
    </style:style>
    <style:style style:name="gr4" style:family="graphic">
      <style:graphic-properties draw:stroke="solid" svg:stroke-width="1.45pt" svg:stroke-color="#00381f" draw:marker-start="Arrow" draw:marker-start-width="4.2pt" draw:marker-end="Arrow" draw:marker-end-width="4.2pt" draw:marker-end-center="false" draw:stroke-linejoin="miter" draw:fill="none" draw:textarea-vertical-align="top" draw:auto-grow-height="false" fo:min-height="50.37pt" fo:min-width="0pt" fo:padding-top="3.26pt" fo:padding-bottom="3.26pt" fo:padding-left="6.8pt" fo:padding-right="6.8pt" fo:wrap-option="wrap"/>
    </style:style>
    <style:style style:name="gr5" style:family="graphic">
      <style:graphic-properties draw:stroke="none" svg:stroke-width="0.99pt" draw:stroke-linejoin="miter" draw:fill="none" draw:textarea-vertical-align="middle" draw:auto-grow-height="false" draw:fit-to-size="false" fo:min-height="9.92pt" fo:min-width="9.5pt" fo:padding-top="0pt" fo:padding-bottom="0pt" fo:padding-left="0pt" fo:padding-right="0pt" fo:wrap-option="wrap"/>
    </style:style>
    <style:style style:name="gr6" style:family="graphic">
      <style:graphic-properties draw:stroke="solid" svg:stroke-width="2.01pt" svg:stroke-color="#491d74" draw:marker-end="msArrowEnd_20_5" draw:marker-end-width="6.04pt" draw:marker-end-center="false" draw:stroke-linejoin="miter" draw:fill="none" draw:textarea-vertical-align="top" draw:auto-grow-height="false" fo:min-height="0pt" fo:min-width="13.89pt" fo:padding-top="3.54pt" fo:padding-bottom="3.54pt" fo:padding-left="7.09pt" fo:padding-right="7.09pt" fo:wrap-option="wrap"/>
    </style:style>
    <style:style style:name="gr7" style:family="graphic">
      <style:graphic-properties draw:stroke="none" svg:stroke-width="0.99pt" draw:stroke-linejoin="miter" draw:fill="none" draw:textarea-vertical-align="middle" draw:auto-grow-height="false" draw:fit-to-size="false" fo:min-height="9.92pt" fo:min-width="9.81pt" fo:padding-top="0pt" fo:padding-bottom="0pt" fo:padding-left="0pt" fo:padding-right="0pt" fo:wrap-option="wrap"/>
    </style:style>
    <style:style style:name="gr8" style:family="graphic">
      <style:graphic-properties draw:stroke="none" svg:stroke-width="0.99pt" draw:stroke-linejoin="miter" draw:fill="none" draw:textarea-vertical-align="middle" draw:auto-grow-height="false" draw:fit-to-size="false" fo:min-height="18.51pt" fo:min-width="22.65pt" fo:padding-top="0pt" fo:padding-bottom="0pt" fo:padding-left="0pt" fo:padding-right="0pt" fo:wrap-option="wrap"/>
    </style:style>
    <style:style style:name="gr9" style:family="graphic">
      <style:graphic-properties draw:stroke="solid" svg:stroke-width="1.45pt" svg:stroke-color="#491d74" draw:marker-start="Arrow" draw:marker-start-width="4.2pt" draw:marker-end="Arrow" draw:marker-end-width="4.2pt" draw:marker-end-center="false" draw:stroke-linejoin="miter" draw:fill="none" draw:textarea-vertical-align="top" draw:auto-grow-height="false" fo:min-height="0pt" fo:min-width="40.48pt" fo:padding-top="3.26pt" fo:padding-bottom="3.26pt" fo:padding-left="6.8pt" fo:padding-right="6.8pt" fo:wrap-option="wrap"/>
    </style:style>
    <style:style style:name="gr10" style:family="graphic">
      <style:graphic-properties draw:stroke="solid" svg:stroke-width="1.45pt" svg:stroke-color="#491d74" draw:marker-start="Arrow" draw:marker-start-width="4.2pt" draw:marker-end="Arrow" draw:marker-end-width="4.2pt" draw:marker-end-center="false" draw:stroke-linejoin="miter" draw:fill="none" draw:textarea-vertical-align="top" draw:auto-grow-height="false" fo:min-height="0pt" fo:min-width="40.37pt" fo:padding-top="3.26pt" fo:padding-bottom="3.26pt" fo:padding-left="6.8pt" fo:padding-right="6.8pt" fo:wrap-option="wrap"/>
    </style:style>
    <style:style style:name="P1" style:family="paragraph">
      <style:paragraph-properties fo:margin-top="0pt" fo:margin-bottom="0pt" fo:line-height="100%" fo:text-align="center"/>
      <style:text-properties fo:font-family="'Times New Roman'" style:font-family-generic="roman" style:font-pitch="variable" fo:font-style="italic" style:font-style-asian="italic" style:font-style-complex="italic"/>
    </style:style>
    <style:style style:name="P2" style:family="paragraph">
      <loext:graphic-properties draw:fill="none"/>
      <style:paragraph-properties fo:margin-top="0pt" fo:margin-bottom="0pt" fo:line-height="100%" fo:text-align="center"/>
      <style:text-properties fo:font-family="'Times New Roman'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P3" style:family="paragraph">
      <style:paragraph-properties fo:margin-top="0pt" fo:margin-bottom="0pt" fo:line-height="100%" fo:text-align="center"/>
      <style:text-properties fo:color="#00381f"/>
    </style:style>
    <style:style style:name="P4" style:family="paragraph">
      <loext:graphic-properties draw:fill="none"/>
      <style:paragraph-properties fo:margin-top="0pt" fo:margin-bottom="0pt" fo:line-height="100%" fo:text-align="center"/>
      <style:text-properties fo:color="#00381f"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pt" fo:margin-bottom="0pt" fo:line-height="100%" fo:text-align="center"/>
      <style:text-properties fo:color="#00381f" fo:font-family="'Times New Roman'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P7" style:family="paragraph">
      <loext:graphic-properties draw:fill="none"/>
      <style:paragraph-properties fo:margin-top="0pt" fo:margin-bottom="0pt" fo:line-height="100%" fo:text-align="center"/>
      <style:text-properties fo:color="#00381f" fo:font-family="'Times New Roman'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P8" style:family="paragraph">
      <style:paragraph-properties fo:margin-top="0pt" fo:margin-bottom="0pt" fo:line-height="100%" fo:text-align="center"/>
      <style:text-properties fo:color="#00381f"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/>
      <style:paragraph-properties fo:margin-top="0pt" fo:margin-bottom="0pt" fo:line-height="100%" fo:text-align="center"/>
      <style:text-properties fo:color="#00381f" fo:font-family="'Times New Roman'" style:font-family-generic="roman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0" style:family="paragraph">
      <style:paragraph-properties fo:margin-top="0pt" fo:margin-bottom="0pt" fo:line-height="100%" fo:text-align="center"/>
      <style:text-properties fo:color="#94070a"/>
    </style:style>
    <style:style style:name="P11" style:family="paragraph">
      <loext:graphic-properties draw:fill="none"/>
      <style:paragraph-properties fo:margin-top="0pt" fo:margin-bottom="0pt" fo:line-height="100%" fo:text-align="center"/>
      <style:text-properties fo:color="#94070a" fo:font-size="18pt"/>
    </style:style>
    <style:style style:name="P12" style:family="paragraph">
      <style:paragraph-properties fo:margin-top="0pt" fo:margin-bottom="0pt" fo:line-height="100%" fo:text-align="center"/>
      <style:text-properties fo:color="#94070a" fo:font-family="'Times New Roman'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P13" style:family="paragraph">
      <loext:graphic-properties draw:fill="none"/>
      <style:paragraph-properties fo:margin-top="0pt" fo:margin-bottom="0pt" fo:line-height="100%" fo:text-align="center"/>
      <style:text-properties fo:color="#94070a" fo:font-family="'Times New Roman'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P14" style:family="paragraph">
      <style:paragraph-properties fo:margin-top="0pt" fo:margin-bottom="0pt" fo:line-height="100%" fo:text-align="center"/>
      <style:text-properties fo:color="#491d74"/>
    </style:style>
    <style:style style:name="P15" style:family="paragraph">
      <loext:graphic-properties draw:fill="none"/>
      <style:paragraph-properties fo:margin-top="0pt" fo:margin-bottom="0pt" fo:line-height="100%" fo:text-align="center"/>
      <style:text-properties fo:color="#491d74" fo:font-size="18pt"/>
    </style:style>
    <style:style style:name="P16" style:family="paragraph">
      <style:paragraph-properties fo:margin-top="0pt" fo:margin-bottom="0pt" fo:line-height="100%" fo:text-align="center"/>
      <style:text-properties fo:color="#491d74" fo:font-family="'Times New Roman'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P17" style:family="paragraph">
      <loext:graphic-properties draw:fill="none"/>
      <style:paragraph-properties fo:margin-top="0pt" fo:margin-bottom="0pt" fo:line-height="100%" fo:text-align="center"/>
      <style:text-properties fo:color="#491d74" fo:font-family="'Times New Roman'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P18" style:family="paragraph">
      <style:paragraph-properties fo:margin-top="0pt" fo:margin-bottom="0pt" fo:line-height="100%" fo:text-align="center"/>
      <style:text-properties fo:color="#491d74"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="none"/>
      <style:paragraph-properties fo:margin-top="0pt" fo:margin-bottom="0pt" fo:line-height="100%" fo:text-align="center"/>
      <style:text-properties fo:color="#491d74" fo:font-family="'Times New Roman'" style:font-family-generic="roman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'Times New Roman'" style:font-family-generic="roman" style:font-pitch="variable" fo:font-size="8pt" fo:letter-spacing="normal" fo:font-style="italic" style:text-underline-style="none" fo:font-weight="normal" style:font-family-asian="'Cambria Math'" style:font-family-generic-asian="modern" style:font-pitch-asian="fixed" style:font-size-asian="8pt" style:font-style-asian="italic" style:font-weight-asian="normal" style:font-size-complex="8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10% 75%" fo:font-family="'Times New Roman'" style:font-family-generic="roman" style:font-pitch="variable" fo:font-size="8pt" fo:letter-spacing="normal" fo:font-style="italic" style:text-underline-style="none" fo:font-weight="normal" style:font-family-asian="'Cambria Math'" style:font-family-generic-asian="modern" style:font-pitch-asian="fixed" style:font-size-asian="8pt" style:font-style-asian="italic" style:font-weight-asian="normal" style:font-size-complex="8pt" style:font-style-complex="italic" style:font-weight-complex="normal"/>
    </style:style>
    <style:style style:name="T3" style:family="text">
      <style:text-properties fo:font-variant="normal" fo:text-transform="none" fo:color="#00381f" style:text-line-through-style="none" style:text-line-through-type="none" style:text-position="0% 100%" fo:font-family="'Cambria Math'" style:font-family-generic="roman" style:font-pitch="variable" fo:font-size="20pt" fo:letter-spacing="normal" fo:font-style="normal" style:text-underline-style="none" fo:font-weight="normal" style:font-family-asian="'Cambria Math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381f" style:text-line-through-style="none" style:text-line-through-type="none" style:text-position="0% 100%" fo:font-family="'Times New Roman'" style:font-family-generic="roman" style:font-pitch="variable" fo:font-size="11pt" fo:letter-spacing="normal" fo:font-style="italic" style:text-underline-style="none" fo:font-weight="normal" style:font-family-asian="'Cambria Math'" style:font-family-generic-asian="modern" style:font-pitch-asian="fixed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font-variant="normal" fo:text-transform="none" fo:color="#00381f" style:text-line-through-style="none" style:text-line-through-type="none" style:text-position="-10% 75%" fo:font-family="'Times New Roman'" style:font-family-generic="roman" style:font-pitch="variable" fo:font-size="11pt" fo:letter-spacing="normal" fo:font-style="italic" style:text-underline-style="none" fo:font-weight="normal" style:font-family-asian="'Cambria Math'" style:font-family-generic-asian="modern" style:font-pitch-asian="fixed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variant="normal" fo:text-transform="none" fo:color="#00381f" style:text-line-through-style="none" style:text-line-through-type="none" fo:font-family="'Times New Roman'" style:font-family-generic="roman" style:font-pitch="variable" fo:font-size="8pt" fo:letter-spacing="normal" fo:font-style="italic" style:text-underline-style="none" fo:font-weight="bold" style:font-family-asian="'Cambria Math'" style:font-family-generic-asian="modern" style:font-pitch-asian="fixed" style:font-size-asian="8pt" style:font-style-asian="italic" style:font-weight-asian="bold" style:font-size-complex="8pt" style:font-style-complex="italic" style:font-weight-complex="bold"/>
    </style:style>
    <style:style style:name="T7" style:family="text">
      <style:text-properties fo:font-variant="normal" fo:text-transform="none" fo:color="#94070a" style:text-line-through-style="none" style:text-line-through-type="none" style:text-position="0% 100%" fo:font-family="'Cambria Math'" style:font-family-generic="roman" style:font-pitch="variable" fo:font-size="20pt" fo:letter-spacing="normal" fo:font-style="normal" style:text-underline-style="none" fo:font-weight="normal" style:font-family-asian="'Cambria Math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94070a" style:text-line-through-style="none" style:text-line-through-type="none" style:text-position="0% 100%" fo:font-family="'Times New Roman'" style:font-family-generic="roman" style:font-pitch="variable" fo:font-size="11pt" fo:letter-spacing="normal" fo:font-style="italic" style:text-underline-style="none" fo:font-weight="normal" style:font-family-asian="'Cambria Math'" style:font-family-generic-asian="modern" style:font-pitch-asian="fixed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fo:font-variant="normal" fo:text-transform="none" fo:color="#94070a" style:text-line-through-style="none" style:text-line-through-type="none" style:text-position="-10% 75%" fo:font-family="'Times New Roman'" style:font-family-generic="roman" style:font-pitch="variable" fo:font-size="11pt" fo:letter-spacing="normal" fo:font-style="italic" style:text-underline-style="none" fo:font-weight="normal" style:font-family-asian="'Cambria Math'" style:font-family-generic-asian="modern" style:font-pitch-asian="fixed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variant="normal" fo:text-transform="none" fo:color="#491d74" style:text-line-through-style="none" style:text-line-through-type="none" style:text-position="0% 100%" fo:font-family="'Cambria Math'" style:font-family-generic="roman" style:font-pitch="variable" fo:font-size="20pt" fo:letter-spacing="normal" fo:font-style="normal" style:text-underline-style="none" fo:font-weight="normal" style:font-family-asian="'Cambria Math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491d74" style:text-line-through-style="none" style:text-line-through-type="none" style:text-position="0% 100%" fo:font-family="'Times New Roman'" style:font-family-generic="roman" style:font-pitch="variable" fo:font-size="11pt" fo:letter-spacing="normal" fo:font-style="italic" style:text-underline-style="none" fo:font-weight="normal" style:font-family-asian="'Cambria Math'" style:font-family-generic-asian="modern" style:font-pitch-asian="fixed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fo:font-variant="normal" fo:text-transform="none" fo:color="#491d74" style:text-line-through-style="none" style:text-line-through-type="none" style:text-position="-10% 75%" fo:font-family="'Times New Roman'" style:font-family-generic="roman" style:font-pitch="variable" fo:font-size="11pt" fo:letter-spacing="normal" fo:font-style="italic" style:text-underline-style="none" fo:font-weight="normal" style:font-family-asian="'Cambria Math'" style:font-family-generic-asian="modern" style:font-pitch-asian="fixed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variant="normal" fo:text-transform="none" fo:color="#491d74" style:text-line-through-style="none" style:text-line-through-type="none" fo:font-family="'Times New Roman'" style:font-family-generic="roman" style:font-pitch="variable" fo:font-size="8pt" fo:letter-spacing="normal" fo:font-style="italic" style:text-underline-style="none" fo:font-weight="bold" style:font-family-asian="'Cambria Math'" style:font-family-generic-asian="modern" style:font-pitch-asian="fixed" style:font-size-asian="8pt" style:font-style-asian="italic" style:font-weight-asian="bold" style:font-size-complex="8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gered_gri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 table:number-columns-repeated="8"/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style-name="ce2">
            <draw:custom-shape table:end-cell-address="staggered_grid.F6" table:end-x="3.83pt" table:end-y="3.37pt" draw:z-index="22" draw:name="Rectangle 1" draw:style-name="gr1" draw:text-style-name="P2" svg:width="21.54pt" svg:height="18.48pt" svg:x="9.27pt" svg:y="13.24pt">
              <text:p text:style-name="P1"><text:span text:style-name="T1">y</text:span><text:span text:style-name="T2">j+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staggered_grid.G6" table:end-x="3.46pt" table:end-y="5.22pt" draw:z-index="5" draw:name="Rectangle 30" draw:style-name="gr2" draw:text-style-name="P4" svg:width="9.47pt" svg:height="10.03pt" svg:x="21pt" svg:y="23.53pt">
              <text:p text:style-name="P3"><text:span text:style-name="T3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F6" table:end-x="26.82pt" table:end-y="15.08pt" draw:z-index="12" draw:name="Straight Arrow Connector 11" draw:style-name="gr3" draw:text-style-name="P5" svg:width="0.03pt" svg:height="30.25pt" svg:x="26.82pt" svg:y="43.4pt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staggered_grid.F6" table:end-x="25.4pt" table:end-y="1.59pt" draw:z-index="28" draw:name="Rectangle 1" draw:style-name="gr1" draw:text-style-name="P7" svg:width="21.54pt" svg:height="18.48pt" svg:x="3.86pt" svg:y="11.45pt">
              <text:p text:style-name="P6"><text:span text:style-name="T4">v</text:span><text:span text:style-name="T5">i,j+</text:span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/>
          <table:table-cell table:style-name="ce7"/>
          <table:table-cell table:style-name="ce13"/>
          <table:table-cell table:style-name="ce26"/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style-name="ce3"/>
          <table:table-cell table:style-name="ce8">
            <draw:custom-shape table:end-cell-address="staggered_grid.F7" table:end-x="25.2pt" table:end-y="4.62pt" draw:z-index="24" draw:name="Rectangle 1" draw:style-name="gr1" draw:text-style-name="P9" svg:width="21.54pt" svg:height="18.48pt" svg:x="3.66pt" svg:y="14.49pt">
              <text:p text:style-name="P8"><text:span text:style-name="T6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4"/>
          <table:table-cell table:style-name="ce19"/>
          <table:table-cell table:style-name="ce23"/>
          <table:table-cell table:style-name="ce27"/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style-name="ce4">
            <draw:custom-shape table:end-cell-address="staggered_grid.F8" table:end-x="3.2pt" table:end-y="3.34pt" draw:z-index="21" draw:name="Rectangle 1" draw:style-name="gr1" draw:text-style-name="P2" svg:width="21.54pt" svg:height="18.48pt" svg:x="8.65pt" svg:y="13.21pt">
              <text:p text:style-name="P1"><text:span text:style-name="T1">y</text:span><text:span text:style-name="T2">j+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8">
            <draw:custom-shape table:end-cell-address="staggered_grid.G8" table:end-x="3.43pt" table:end-y="5.41pt" draw:z-index="4" draw:name="Rectangle 29" draw:style-name="gr2" draw:text-style-name="P4" svg:width="9.47pt" svg:height="10.03pt" svg:x="20.98pt" svg:y="23.73pt">
              <text:p text:style-name="P3"><text:span text:style-name="T3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F8" table:end-x="26.9pt" table:end-y="14.88pt" draw:z-index="13" draw:name="Straight Arrow Connector 11" draw:style-name="gr3" draw:text-style-name="P5" svg:width="0.03pt" svg:height="30.25pt" svg:x="26.9pt" svg:y="43.2pt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staggered_grid.G8" table:end-x="2.86pt" table:end-y="1.39pt" draw:z-index="27" draw:name="Rectangle 1" draw:style-name="gr1" draw:text-style-name="P7" svg:width="21.54pt" svg:height="18.48pt" svg:x="8.33pt" svg:y="11.25pt">
              <text:p text:style-name="P6"><text:span text:style-name="T4">v</text:span><text:span text:style-name="T5">i,j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4"/>
          <table:table-cell table:style-name="ce20"/>
          <table:table-cell table:style-name="ce24"/>
          <table:table-cell table:style-name="ce28">
            <draw:custom-shape table:end-cell-address="staggered_grid.J9" table:end-x="26.84pt" table:end-y="28.37pt" draw:z-index="10" draw:name="Straight Arrow Connector 24" draw:style-name="gr4" draw:text-style-name="P5" svg:width="0.03pt" svg:height="56.89pt" svg:x="26.84pt" svg:y="85.07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style-name="ce5"/>
          <table:table-cell table:style-name="ce39">
            <draw:custom-shape table:end-cell-address="staggered_grid.G9" table:end-x="3.6pt" table:end-y="5.3pt" draw:z-index="6" draw:name="Rectangle 31" draw:style-name="gr5" draw:text-style-name="P11" svg:width="9.47pt" svg:height="9.89pt" svg:x="21.15pt" svg:y="23.78pt">
              <text:p text:style-name="P10"><text:span text:style-name="T7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F9" table:end-x="24.97pt" table:end-y="11.93pt" draw:z-index="23" draw:name="Rectangle 1" draw:style-name="gr1" draw:text-style-name="P9" svg:width="21.54pt" svg:height="18.48pt" svg:x="3.43pt" svg:y="21.83pt">
              <text:p text:style-name="P8"><text:span text:style-name="T6">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G9" table:end-x="3.6pt" table:end-y="1.39pt" draw:z-index="31" draw:name="Rectangle 1" draw:style-name="gr1" draw:text-style-name="P13" svg:width="21.54pt" svg:height="18.48pt" svg:x="9.07pt" svg:y="11.28pt">
              <text:p text:style-name="P12"><text:span text:style-name="T8">p</text:span><text:span text:style-name="T9">i,j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5">
            <draw:custom-shape table:end-cell-address="staggered_grid.H8" table:end-x="13.27pt" table:end-y="28.32pt" draw:z-index="0" draw:name="Straight Arrow Connector 9" draw:style-name="gr6" draw:text-style-name="P5" svg:width="28.06pt" svg:height="0.03pt" svg:x="12.19pt" svg:y="28.29pt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table:end-cell-address="staggered_grid.H9" table:end-x="3.71pt" table:end-y="5.39pt" draw:z-index="2" draw:name="Rectangle 26" draw:style-name="gr7" draw:text-style-name="P15" svg:width="9.78pt" svg:height="9.89pt" svg:x="20.92pt" svg:y="23.87pt">
              <text:p text:style-name="P14"><text:span text:style-name="T10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H9" table:end-x="2.98pt" table:end-y="1.28pt" draw:z-index="29" draw:name="Rectangle 1" draw:style-name="gr1" draw:text-style-name="P17" svg:width="21.54pt" svg:height="18.48pt" svg:x="8.42pt" svg:y="11.17pt">
              <text:p text:style-name="P16"><text:span text:style-name="T11">u</text:span><text:span text:style-name="T12">i,j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0"/>
          <table:table-cell table:style-name="ce3">
            <draw:custom-shape table:end-cell-address="staggered_grid.J9" table:end-x="3.86pt" table:end-y="5.36pt" draw:z-index="3" draw:name="Rectangle 28" draw:style-name="gr7" draw:text-style-name="P15" svg:width="9.78pt" svg:height="9.89pt" svg:x="21.06pt" svg:y="23.84pt">
              <text:p text:style-name="P14"><text:span text:style-name="T10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I9" table:end-x="26.11pt" table:end-y="1.39pt" draw:z-index="30" draw:name="Rectangle 1" draw:style-name="gr8" draw:text-style-name="P17" svg:width="22.62pt" svg:height="18.48pt" svg:x="3.49pt" svg:y="11.28pt">
              <text:p text:style-name="P16"><text:span text:style-name="T11">u</text:span><text:span text:style-name="T12">i+1,</text:span><text:span text:style-name="T12">j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7">
            <draw:custom-shape table:end-cell-address="staggered_grid.J10" table:end-x="21.97pt" table:end-y="28.37pt" draw:z-index="11" draw:name="Straight Arrow Connector 24" draw:style-name="gr4" draw:text-style-name="P5" svg:width="0.03pt" svg:height="56.89pt" svg:x="21.97pt" svg:y="85.07pt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staggered_grid.K9" table:end-x="17.77pt" table:end-y="8.28pt" draw:z-index="16" draw:name="Rectangle 1" draw:style-name="gr1" draw:text-style-name="P2" svg:width="21.54pt" svg:height="18.48pt" svg:x="23.24pt" svg:y="18.17pt">
              <text:p text:style-name="P1"><text:span text:style-name="T1">Dy</text:span><text:span text:style-name="T2">j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style-name="ce4">
            <draw:custom-shape table:end-cell-address="staggered_grid.F10" table:end-x="5.9pt" table:end-y="11.88pt" draw:z-index="17" draw:name="Rectangle 1" draw:style-name="gr1" draw:text-style-name="P2" svg:width="21.54pt" svg:height="18.48pt" svg:x="11.34pt" svg:y="21.74pt">
              <text:p text:style-name="P1"><text:span text:style-name="T1">x</text:span><text:span text:style-name="T2">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F10" table:end-x="6.52pt" table:end-y="3.29pt" draw:z-index="18" draw:name="Rectangle 1" draw:style-name="gr1" draw:text-style-name="P2" svg:width="21.54pt" svg:height="18.48pt" svg:x="11.96pt" svg:y="13.15pt">
              <text:p text:style-name="P1"><text:span text:style-name="T1">y</text:span><text:span text:style-name="T2">j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">
            <draw:custom-shape table:end-cell-address="staggered_grid.G9" table:end-x="6.49pt" table:end-y="23.1pt" draw:z-index="25" draw:name="Rectangle 1" draw:style-name="gr1" draw:text-style-name="P19" svg:width="21.54pt" svg:height="18.48pt" svg:x="11.96pt" svg:y="4.62pt">
              <text:p text:style-name="P18"><text:span text:style-name="T13">w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6">
            <draw:custom-shape table:end-cell-address="staggered_grid.H10" table:end-x="3.6pt" table:end-y="12.27pt" draw:z-index="19" draw:name="Rectangle 1" draw:style-name="gr1" draw:text-style-name="P2" svg:width="21.54pt" svg:height="18.48pt" svg:x="9.04pt" svg:y="22.14pt">
              <text:p text:style-name="P1"><text:span text:style-name="T1">x</text:span><text:span text:style-name="T2">i+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1">
            <draw:custom-shape table:end-cell-address="staggered_grid.I9" table:end-x="14.31pt" table:end-y="23.41pt" draw:z-index="26" draw:name="Rectangle 1" draw:style-name="gr1" draw:text-style-name="P19" svg:width="21.54pt" svg:height="18.48pt" svg:x="19.79pt" svg:y="4.93pt">
              <text:p text:style-name="P18"><text:span text:style-name="T13">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5">
            <draw:custom-shape table:end-cell-address="staggered_grid.J9" table:end-x="13.27pt" table:end-y="0pt" draw:z-index="1" draw:name="Straight Arrow Connector 23" draw:style-name="gr6" draw:text-style-name="P5" svg:width="28.06pt" svg:height="0.03pt" svg:x="12.19pt" svg:y="-0.03pt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table:end-cell-address="staggered_grid.J10" table:end-x="3.66pt" table:end-y="11.57pt" draw:z-index="20" draw:name="Rectangle 1" draw:style-name="gr1" draw:text-style-name="P2" svg:width="21.54pt" svg:height="18.48pt" svg:x="9.1pt" svg:y="21.43pt">
              <text:p text:style-name="P1"><text:span text:style-name="T1">x</text:span><text:span text:style-name="T2">i+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8"/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>
            <draw:custom-shape table:end-cell-address="staggered_grid.F10" table:end-x="26.9pt" table:end-y="21.06pt" draw:z-index="7" draw:name="Straight Arrow Connector 23" draw:style-name="gr9" draw:text-style-name="P5" svg:width="54.09pt" svg:height="0.03pt" svg:x="26.82pt" svg:y="21.0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">
            <draw:custom-shape table:end-cell-address="staggered_grid.F11" table:end-x="0.51pt" table:end-y="6.35pt" draw:z-index="8" draw:name="Rectangle 1" draw:style-name="gr1" draw:text-style-name="P2" svg:width="21.54pt" svg:height="18.48pt" svg:x="5.95pt" svg:y="16.21pt">
              <text:p text:style-name="P1"><text:span text:style-name="T1">Dxs</text:span><text:span text:style-name="T2">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>
            <draw:custom-shape table:end-cell-address="staggered_grid.G10" table:end-x="27.04pt" table:end-y="28.06pt" draw:z-index="9" draw:name="Straight Arrow Connector 23" draw:style-name="gr10" draw:text-style-name="P5" svg:width="53.97pt" svg:height="0.03pt" svg:x="0.09pt" svg:y="28.03pt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table:end-cell-address="staggered_grid.G11" table:end-x="10.23pt" table:end-y="13.35pt" draw:z-index="14" draw:name="Rectangle 1" draw:style-name="gr1" draw:text-style-name="P2" svg:width="21.54pt" svg:height="18.48pt" svg:x="15.7pt" svg:y="23.22pt">
              <text:p text:style-name="P1"><text:span text:style-name="T1">Dx</text:span><text:span text:style-name="T2">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"/>
          <table:table-cell table:style-name="ce12"/>
          <table:table-cell table:style-name="ce14"/>
          <table:table-cell table:style-name="ce29">
            <draw:custom-shape table:end-cell-address="staggered_grid.K10" table:end-x="14.57pt" table:end-y="21.51pt" draw:z-index="15" draw:name="Rectangle 1" draw:style-name="gr1" draw:text-style-name="P2" svg:width="21.54pt" svg:height="18.48pt" svg:x="20.04pt" svg:y="3.03pt">
              <text:p text:style-name="P1"><text:span text:style-name="T1">Dys</text:span><text:span text:style-name="T2">j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 table:number-columns-repeated="8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3">00/00/0000</text:date>, <text:time style:data-style-name="N2" text:time-value="18:12:10.291323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alytical_5f_profile" style:display-name="PageStyle_analytical_pro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mes" style:display-name="PageStyle_Schem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gered_5f_grid" style:display-name="PageStyle_staggered_gri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ed Ahmad Raza</meta:initial-creator>
    <meta:creation-date>2017-10-14T16:07:13</meta:creation-date>
    <dc:date>2018-01-03T21:59:56.158569485</dc:date>
    <meta:generator>LibreOffice/5.4.2.2$Linux_X86_64 LibreOffice_project/40m0$Build-2</meta:generator>
    <meta:editing-duration>PT35M53S</meta:editing-duration>
    <meta:editing-cycles>7</meta:editing-cycles>
    <meta:document-statistic meta:table-count="1" meta:cell-count="0" meta:object-count="3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